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90000002D5A0039252465D9DB0.png" manifest:media-type="image/png"/>
  <manifest:file-entry manifest:full-path="Pictures/100000000000012600000266F3812A32FEF195B0.png" manifest:media-type="image/png"/>
  <manifest:file-entry manifest:full-path="Pictures/1000163600000E9300000BAE0131D37DBB5352BD.svg" manifest:media-type="image/svg+xml"/>
  <manifest:file-entry manifest:full-path="Pictures/100002010000008D0000007167CA3C92E3A5C0A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b4c7dc" draw:fill-gradient-name="Gradient_20_2" draw:textarea-horizontal-align="justify" draw:textarea-vertical-align="top" draw:auto-grow-height="false" fo:min-height="13.161cm" fo:min-width="18.537cm"/>
    </style:style>
    <style:style style:name="gr2" style:family="graphic" style:parent-style-name="standard">
      <style:graphic-properties draw:fill="gradient" draw:fill-color="#b4c7dc" draw:fill-gradient-name="Gradient_20_2" draw:textarea-horizontal-align="justify" draw:textarea-vertical-align="top" draw:auto-grow-height="false" fo:min-height="13.161cm" fo:min-width="5.594cm"/>
    </style:style>
    <style:style style:name="gr3" style:family="graphic" style:parent-style-name="standard" style:list-style-name="L1">
      <style:graphic-properties draw:fill-color="#ffffff" draw:textarea-horizontal-align="justify" draw:textarea-vertical-align="middle" draw:auto-grow-height="false" fo:min-height="0.534cm" fo:min-width="4.983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fill-color="#ffffff" draw:textarea-horizontal-align="justify" draw:textarea-vertical-align="top" draw:auto-grow-height="false" fo:min-height="12.532cm" fo:min-width="15.056cm"/>
    </style:style>
    <style:style style:name="gr6" style:family="graphic" style:parent-style-name="standard" style:list-style-name="L1">
      <style:graphic-properties draw:fill-color="#ffffff" draw:textarea-horizontal-align="justify" draw:textarea-vertical-align="top" draw:auto-grow-height="false" fo:min-height="12.532cm" fo:min-width="2.285cm"/>
    </style:style>
    <style:style style:name="gr7" style:family="graphic" style:parent-style-name="objectwithoutfill">
      <style:graphic-properties svg:stroke-width="0.212cm" svg:stroke-color="#ff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P1" style:family="paragraph">
      <loext:graphic-properties draw:fill="gradient" draw:fill-color="#b4c7dc" draw:fill-gradient-name="Gradient_20_2"/>
      <style:paragraph-properties fo:text-align="center"/>
      <style:text-properties fo:color="#2a6099" fo:font-size="14pt" fo:font-weight="bold" fo:background-color="#fff5ce" style:font-size-asian="14pt" style:font-weight-asian="bold" style:font-size-complex="14pt" style:font-weight-complex="bold"/>
    </style:style>
    <style:style style:name="P2" style:family="paragraph">
      <style:paragraph-properties fo:margin-left="0cm" fo:margin-right="0cm" fo:margin-top="0.2cm" fo:margin-bottom="0.2cm" fo:line-height="100%" fo:text-align="center" fo:text-indent="0cm"/>
      <style:text-properties fo:font-size="12pt" style:font-size-asian="12pt" style:font-size-complex="12pt"/>
    </style:style>
    <style:style style:name="P3" style:family="paragraph">
      <loext:graphic-properties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PGothi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.2cm" fo:margin-bottom="0.2cm" fo:line-height="100%" fo:text-align="center" fo:text-indent="0cm"/>
      <style:text-properties fo:font-size="14pt" style:font-size-asian="14pt" style:font-size-complex="14pt"/>
    </style:style>
    <style:style style:name="P6" style:family="paragraph">
      <loext:graphic-properties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fo:color="#2a6099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IPAPGothic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IPAPGothi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/>
      <style:paragraph-properties fo:text-align="center"/>
    </style:style>
    <style:style style:name="T1" style:family="text">
      <style:text-properties fo:font-variant="normal" fo:text-transform="none" fo:color="#2a6099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fo:background-color="transparent" style:font-name-asian="IPAPGothic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2a6099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name-asian="IPAPGothic" style:font-size-asian="14pt" style:font-style-asian="normal" style:font-weight-asian="bold" style:font-name-complex="Droid Sans Devanagari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037cm" svg:height="13.411cm" svg:x="7.963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094cm" svg:height="13.41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483cm" svg:height="0.784cm" svg:x="1.262cm" svg:y="1.26cm">
          <text:p text:style-name="P2"><text:span text:style-name="T1"><text:s text:c="5"/></text:span><text:span text:style-name="T1">local reposi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0.988cm" svg:height="0.791cm" svg:x="1.697cm" svg:y="1.165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8D0000007167CA3C92E3A5C0A3.png" xlink:type="simple" xlink:show="embed" xlink:actuate="onLoad" loext:mime-type="image/png"/>
        </draw:frame>
        <draw:frame draw:style-name="gr4" draw:text-style-name="P4" draw:layer="layout" svg:width="5.483cm" svg:height="11.825cm" svg:x="1.262cm" svg:y="2.217cm">
          <draw:image xlink:href="Pictures/100000000000012600000266F3812A32FEF195B0.png" xlink:type="simple" xlink:show="embed" xlink:actuate="onLoad" loext:mime-type="image/png">
            <text:p/>
          </draw:image>
        </draw:frame>
        <draw:custom-shape draw:style-name="gr5" draw:text-style-name="P6" draw:layer="layout" svg:width="15.556cm" svg:height="12.782cm" svg:x="11.098cm" svg:y="1.26cm">
          <text:p text:style-name="P5"><text:span text:style-name="T2">GNU Octave (version 5.1.0)</text:span></text:p>
          <text:p text:style-name="P5"><text:span text:style-name="T2">offers 891 func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2.785cm" svg:height="12.782cm" svg:x="8.138cm" svg:y="1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471cm" svg:height="12.432cm" svg:x="8.312cm" svg:y="1.435cm">
          <draw:image xlink:href="Pictures/1000000000000090000002D5A0039252465D9DB0.png" xlink:type="simple" xlink:show="embed" xlink:actuate="onLoad" loext:mime-type="image/png">
            <text:p/>
          </draw:image>
        </draw:frame>
        <draw:line draw:style-name="gr7" draw:text-style-name="P8" draw:layer="layout" svg:x1="2.828cm" svg:y1="6.825cm" svg:x2="8.225cm" svg:y2="6.8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729fcf" draw:end-color="#fffff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e" fo:country="BY" style:font-name-asian="DejaVu Sans" style:font-size-asian="24pt" style:language-asian="ja" style:country-asian="JP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12:13:08.052212731</meta:creation-date>
    <dc:date>2019-12-17T14:51:47.572957467</dc:date>
    <meta:editing-duration>PT8H6M42S</meta:editing-duration>
    <meta:editing-cycles>18</meta:editing-cycles>
    <meta:generator>LibreOffice/6.2.7.1$Linux_X86_64 LibreOffice_project/20$Build-1</meta:generator>
    <meta:document-statistic meta:object-count="9"/>
  </office:meta>
</office:document-meta>
</file>